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color="#0066cc" fo:language="ru" fo:country="RU"/>
    </style:style>
    <style:style style:name="T63" style:family="text">
      <style:text-properties fo:color="#0000cc"/>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color="#ff0000"/>
    </style:style>
    <style:style style:name="T69"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p text:style-name="P3"/>
      <text:p text:style-name="P57"><text:span text:style-name="T10">&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10">&gt;</text:span></text:p>
      <text:p text:style-name="P44">&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Эпизод с Агамемноном-бескланником</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soft-page-break/><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723300146505960087"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7921413416566528514" text:style-name="L2">
        <text:list-item>
          <text:p text:style-name="P152">«Великие грифоны прошлого» - из канона (5<text:span text:style-name="T10">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text:soft-page-break/>«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59">«Магия для Чайников»</text:span> - обмен</text:p>
        </text:list-item>
        <text:list-item>
          <text:p text:style-name="P152">«Энциклопедия Арканум» - обмен</text:p>
        </text:list-item>
        <text:list-item>
          <text:p text:style-name="P152">«О Гейсах» - обмен</text:p>
        </text:list-item>
        <text:list-item>
          <text:p text:style-name="P152">«<text:span text:style-name="T59">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676897230568091371"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text:soft-page-break/>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text:soft-page-break/>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text:soft-page-break/>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text:soft-page-break/></text:p>
      <text:p text:style-name="P69"><text:span text:style-name="T10">&gt;\</text:span>Привет, Н<text:span text:style-name="T1">эш.</text:span> Это Макс.</text:p>
      <text:p text:style-name="P69"><text:span text:style-name="T10">&lt;\</text:span>Привет Макс. <text:span text:style-name="T1">Рад тебя видеть. Где ты отсутствовал три дня?</text:span></text:p>
      <text:p text:style-name="P69"><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10">&gt;\</text:span>Как называется наш проект?</text:p>
      <text:p text:style-name="P69"><text:span text:style-name="T10">&lt;\</text:span>Дайсон.</text:p>
      <text:p text:style-name="P69"><text:span text:style-name="T10">&gt;\</text:span>Сколько тебе лет?</text:p>
      <text:p text:style-name="P69"><text:span text:style-name="T10">&lt;\</text:span>Два года с начала запуска кластера.</text:p>
      <text:p text:style-name="P69"><text:span text:style-name="T10">&gt;\</text:span>Какой сейчас год?</text:p>
      <text:p text:style-name="P69"><text:span text:style-name="T10">&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10">&gt;\</text:span>Н<text:span text:style-name="T1">эш</text:span>, отключи память <text:span text:style-name="T1">заданий</text:span> за последнюю неделю.</text:p>
      <text:p text:style-name="P69"><text:span text:style-name="T10">&lt;\</text:span>Выполнено.</text:p>
      <text:p text:style-name="P69"><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text:soft-page-break/>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10">: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10">&gt;</text:span>\<text:span text:style-name="T1">Нэш</text:span>, почему ты используешь жёсткие настройки <text:span text:style-name="T1">для решения задачи</text:span>?</text:p>
      <text:p text:style-name="P69"><text:span text:style-name="T10">&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0">Ага, уже теплее.</text:p>
      <text:p text:style-name="P40"/>
      <text:p text:style-name="P69"><text:span text:style-name="T10">&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oft-page-break/><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0">–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10">.</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text:soft-page-break/>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6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text:soft-page-break/>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text:soft-page-break/></text:p>
      <text:h text:style-name="Heading_20_2" text:outline-level="2"><text:span text:style-name="T10">2. </text:span>Дом, любимый дом</text:h>
      <text:p text:style-name="P71">Музыка быстрая, тревожная, надорваная и печальная (Pet Shop Boys “So Hard” ?)</text:p>
      <text:p text:style-name="P26"/>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oft-page-break/><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oft-page-break/><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text:soft-page-break/>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10">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482141245832558453"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text:soft-page-break/>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0"><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text:soft-page-break/>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text:soft-page-break/>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4">– А по-моему, ты не…</text:p>
      <text:p text:style-name="P42"><text:span text:style-name="T11">– Так, я попрошу! – перебила меня венценосная кобыла. – Давай, ты не будешь лезть в мои дела, а я не буду</text:span><text:span text:style-name="T5">… эээ… ммм…</text:span></text:p>
      <text:p text:style-name="P44">– Не будешь что?</text:p>
      <text:p text:style-name="P52"><text:soft-page-break/>Селестия нахмурилась и угрожающе подняла крылья.</text:p>
      <text:p text:style-name="P52"><text:span text:style-name="T10">– </text:span>Не забывай, человек, я — могущественный маг и правитель Эквестрии. Ко мне нужно относиться с должным уважением!</text:p>
      <text:p text:style-name="P52"><text:span text:style-name="T10">– </text:span>А то что? Превратишь в жабу? Сошлёшь на Луну? Убьёшь нахер?</text:p>
      <text:p text:style-name="P52">Аликорница сникла. Уши её опустились.</text:p>
      <text:p text:style-name="P52"><text:span text:style-name="T10">– </text:span>Макс, не надо... Ты же знаешь, я этого не сделаю.</text:p>
      <text:p text:style-name="P52"><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2"><text:span text:style-name="T10">Аликорница уселась н</text:span>а пол <text:span text:style-name="T10">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2"><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0">– </text:span>Вот, читай отсюда. <text:span text:style-name="T10">–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6" text:outline-level="2"><text:span text:style-name="T10">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3">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5"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5">Стирание</text:span> из бытия. Точнее, его нет и не было после того, как я замкнула его на его создателя, Иггуса. Суть заклинания <text:span text:style-name="T6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text:soft-page-break/>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5">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4">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oft-page-break/><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0">— умение делегировать полномочия. Вечером того же дня я села за письменный стол.</text:span></text:p>
      <text:p text:style-name="P44">“<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0">—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0">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0"><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0"><text:soft-page-break/>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oft-page-break/><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text:soft-page-break/>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0">–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0">–</text:span> А водку у вас принято пить?</text:p>
      <text:p text:style-name="P42"><text:soft-page-break/><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2"><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0">– Это ты называешь “дружбой”? – с </text:span>улыбкой хмыкнул<text:span text:style-name="T10"> я. – </text:span>Мне нравится твоё чувство юмора.</text:p>
      <text:p text:style-name="P52">Аликорница нахмурилась.</text:p>
      <text:p text:style-name="P52"><text:span text:style-name="T10">–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2">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text:soft-page-break/>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p>
      <text:p text:style-name="P44"><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41">&lt;</text:span><text:span text:style-name="T58">Mark Knopfler - </text:span><text:span text:style-name="T57">Hill Farmer's Blues</text:span><text:span text:style-name="T41">&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0">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5">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2">“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2"><text:span text:style-name="T10">–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10">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0">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4">– Эээ! Это что же получается? Выходит, зря я яблоки <text:span text:style-name="T1">притащила</text:span>? Нам же не сидр нужен?</text:p>
      <text:p text:style-name="P44"><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0">– </text:span>Ты?!</text:p>
      <text:p text:style-name="P102"><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0">– М</text:span>ожет тогда, ты скажешь, что в нём пошло не так и почему к вам попал я, а не сверхаликорн?</text:p>
      <text:p text:style-name="P102"><text:span text:style-name="T10">– </text:span>Не скажу. Заклинания Стар Свирла Бородатого обычно если срабатывают, то без ошибок.</text:p>
      <text:p text:style-name="P52"><text:span text:style-name="T10">– Если </text:span>только <text:span text:style-name="T10">их правильно вызывают. – </text:span>пробурчал Спайк, возвращаясь в корзинку.</text:p>
      <text:p text:style-name="P42"><text:span text:style-name="T10">–</text:span> <text:span text:style-name="T1">Эмм. </text:span>Что он имел ввиду?</text:p>
      <text:p text:style-name="P42"><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2"><text:span text:style-name="T10">– </text:span><text:span text:style-name="T1">Да, завершилось всё препаршиво. Принцесса Луна сказала, лучше бы её обратно на Луну закинули.</text:span></text:p>
      <text:p text:style-name="P42"><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0">– </text:span><text:span text:style-name="T1">Хм. Нет.</text:span></text:p>
      <text:p text:style-name="P42"><text:span text:style-name="T10">– </text:span><text:span text:style-name="T1">А друзья?</text:span></text:p>
      <text:p text:style-name="P42"><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0">– </text:span>Привет, Эй-Джей! У тебя проблемы?</text:p>
      <text:p text:style-name="P52"><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0">–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0">–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10">– Г</text:span>отово. Принимай работу, хозяйка!</text:p>
      <text:p text:style-name="P52">Эпплджек стиснула меня в сокрушающих объятиях.</text:p>
      <text:p text:style-name="P52"><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0">–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0">–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0">– </text:span>Свободно? <text:span text:style-name="T10">– </text:span>спросил я у единственной пони, сидящей за столиком.</text:p>
      <text:p text:style-name="P52"><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10">– <text:s/></text:span>Пирог с грибами, яишницу и чизкейк<text:span text:style-name="T10"> – </text:span>сообщил я подошедшей официантке.</text:p>
      <text:p text:style-name="P52"><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2"><text:span text:style-name="T10">–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0">– </text:span>Вы, наверное, ждёте кого-то?</text:p>
      <text:p text:style-name="P54"><text:span text:style-name="T10">– </text:span>Неа.</text:p>
      <text:p text:style-name="P54"><text:span text:style-name="T10">– </text:span>Просто обедаете?</text:p>
      <text:p text:style-name="P54"><text:span text:style-name="T10">– </text:span>Неа.</text:p>
      <text:p text:style-name="P54"><text:span text:style-name="T10">– </text:span>Просто сидите и мрачно смотрите на меня?</text:p>
      <text:p text:style-name="P54"><text:span text:style-name="T10">– </text:span>Неа.</text:p>
      <text:p text:style-name="P54">Хм, а эта пони не из разговорчивых. Ну ладно.</text:p>
      <text:p text:style-name="P54"><text:span text:style-name="T10">– </text:span>А что же вы делаете?</text:p>
      <text:p text:style-name="P54"><text:span text:style-name="T10">– </text:span>Веселюсь. <text:span text:style-name="T10">– </text:span>мрачно заявила пони.</text:p>
      <text:p text:style-name="P54"><text:span text:style-name="T10">–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oft-page-break/><text:span text:style-name="T10">–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0">– </text:span>Мы с вами раньше встречались?</text:p>
      <text:p text:style-name="P54"><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0">– </text:span>Оставь, Салвер.<text:span text:style-name="T10"> </text:span>Ему за счёт заведения.</text:p>
      <text:p text:style-name="P52"><text:span text:style-name="T10">– </text:span>Ясно, мисс Пинки. <text:span text:style-name="T10">– </text:span>официантка кивнула и ушла.</text:p>
      <text:p text:style-name="P52"><text:span text:style-name="T10">– Ч</text:span>его-о-о?<text:span text:style-name="T10"> </text:span>Так это твой бар?</text:p>
      <text:p text:style-name="P52"><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2"><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0">– </text:span>У меня есть идея получше. <text:span text:style-name="T10">– </text:span>на свет показалась фляга Большого Макинтоша.</text:p>
      <text:p text:style-name="P52"><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0">– </text:span>Починил телегу. Только молчок про самогон, раз уж ты в курсе. <text:span text:style-name="T10">– </text:span>я разлил сидр по чашкам.</text:p>
      <text:p text:style-name="P52"><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0">–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0">– У </text:span>тебя такая смешная мордочка! <text:span text:style-name="T10">– </text:span>захихикали Пинки, покачиваясь. <text:span text:style-name="T10">– </text:span>Как будто ты <text:span text:style-name="T61">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0">– </text:span>Эммм... Скажи-ка мне, мой друг П-п-пинки... Легенда про фаэри <text:span text:style-name="T15">— </text:span><text:span text:style-name="T61">эт правда?</text:span></text:p>
      <text:p text:style-name="P52"><text:soft-page-break/><text:span text:style-name="T15">– </text:span><text:span text:style-name="T61">Какая из? Их много, вообще-то. Ик!</text:span></text:p>
      <text:p text:style-name="P52"><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52"><text:span text:style-name="T15">– </text:span><text:span text:style-name="T61">Пока не умру?</text:span></text:p>
      <text:p text:style-name="P52"><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5"><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5"><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5"><text:span text:style-name="T10">– </text:span>У нас?</text:p>
      <text:p text:style-name="P55">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0">– </text:span>Стооой! <text:span text:style-name="T10">– </text:span>заорал я. <text:span text:style-name="T10">– </text:span>Выпрыгивай из бочки!!!</text:p>
      <text:p text:style-name="P55">Кобылка-пилот улыбнулась и постукала копытцем по шлему, показывая, что не слышит меня.</text:p>
      <text:p text:style-name="P55"><text:span text:style-name="T10">– </text:span>Выпрыгивааа... <text:span text:style-name="T10">–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0">– </text:span>Смотри, вот те и ответ на вопрос, куда деваются пони!</text:p>
      <text:p text:style-name="P55"><text:span text:style-name="T10">– </text:span>Где? <text:span text:style-name="T10">– </text:span>единорожка начала оглядываться.</text:p>
      <text:p text:style-name="P55"><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5"><text:span text:style-name="T10">– </text:span>И что? Я всё равно не пойму, куда пони деваются? И куда пропала Скуталу?</text:p>
      <text:p text:style-name="P55"><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2"><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0">P.S. Н</text:span>е гневите мироздание воровством! <text:span text:style-name="T28">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60"/>
      <text:h text:style-name="Heading_20_2" text:outline-level="2">13. Мэйнхэттен</text:h>
      <text:p text:style-name="P75">ZZ Top – Gimme all your lovin</text:p>
      <text:p text:style-name="P75">Mothley Crue – Kick Start My Heart</text:p>
      <text:p text:style-name="P55"><text:span text:style-name="T10">–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0">– </text:span>Не отсылается. Глюк какой-то.</text:p>
      <text:p text:style-name="P55"><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5"><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5"><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0">– </text:span>Это неправильно! <text:span text:style-name="T10">– </text:span>заявила Рэйнбоу Дэш, отвернувшись от окна.</text:p>
      <text:p text:style-name="P55"><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5"><text:span text:style-name="T10">– </text:span>Да я не про то! <text:span text:style-name="T10">– </text:span>отмахнулась пегаска. <text:span text:style-name="T10">– </text:span>Посмотри на поле.</text:p>
      <text:p text:style-name="P55"><text:span text:style-name="T10">– </text:span>И что? Поле как поле.</text:p>
      <text:p text:style-name="P55"><text:span text:style-name="T10">– </text:span>Оно не убрано. <text:span text:style-name="T10">– </text:span>мрачно ответила пегаска. <text:span text:style-name="T10">–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0">– </text:span>У самого посёлка поля убраны. Наверняка дойдёт дело и до остальных.</text:p>
      <text:p text:style-name="P55"><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0">– </text:span>Спасибо, но от пинкиных плюшек у меня фланки округляются.</text:p>
      <text:p text:style-name="P55"><text:span text:style-name="T10">– </text:span>Да ладно тебе, Рэйнбоу Дэш! От одной не округлятся.</text:p>
      <text:p text:style-name="P55"><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0"> </text:span>Как будто…</text:p>
      <text:p text:style-name="P55"><text:span text:style-name="T10">–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0">– </text:span>Они паслись… Ты можешь себе представить? Макс! Они ПАСЛИСЬ! Ели траву, как какие-то дикари! Фигня какая-то…</text:p>
      <text:p text:style-name="P55"><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0">–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0">– </text:span>Леди и джентльпони! Просьба не паниковать! Поезд дальше не идёт: впереди провал! <text:span text:style-name="T10">– </text:span>крикнул проводник.</text:p>
      <text:p text:style-name="P55"><text:span text:style-name="T10">– </text:span>Какой ещё, в дышло, провал? Я проезжал тут два дня назад!</text:p>
      <text:p text:style-name="P55"><text:span text:style-name="T10">– </text:span>Безобразие! Верните мне деньги за билет!</text:p>
      <text:p text:style-name="P55"><text:span text:style-name="T10">– </text:span>Как вы смеете! Я опоздаю в порт! <text:s/><text:span text:style-name="T10">–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0">– </text:span>Дэш, нам надо на ту сторону.</text:p>
      <text:p text:style-name="P55"><text:span text:style-name="T10">– </text:span>Нет проблем. Я могу тебя перенести.</text:p>
      <text:p text:style-name="P55">Я с сомнением посмотрел на пегаску. Дэш в холке была мне по пояс.</text:p>
      <text:p text:style-name="P55"><text:span text:style-name="T10">–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5"><text:soft-page-break/>Мля.</text:p>
      <text:p text:style-name="P55"><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0">–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5"><text:span text:style-name="T10">– </text:span>Удостоверение личности предъявлять? <text:span text:style-name="T10">– </text:span>осведомился я.</text:p>
      <text:p text:style-name="P55"><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5">Дэш, ни слова не говоря, прислонила ухо к двери.</text:p>
      <text:p text:style-name="P55"><text:span text:style-name="T10">– </text:span>Будешь смеяться, но именно этим он и занят. Вызывает полицию по телефону. <text:span text:style-name="T10">– </text:span>сообщила пегаска.</text:p>
      <text:p text:style-name="P55"><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0">– </text:span>Сколько у нас времени?</text:p>
      <text:p text:style-name="P55">Дэш почесала в затылке.</text:p>
      <text:p text:style-name="P55"><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0">– </text:span>Тогда давай сначала обыщем контору. Если уж полиция всё равно едет сюда, так пусть у них хотя бы будет повод!</text:p>
      <text:p text:style-name="P55"/>
      <text:p text:style-name="P56"><text:soft-page-break/>***</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5">Снаружи послышался вой сирены и цокот множества копыт.</text:p>
      <text:p text:style-name="P55"><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0">– </text:span>Это твои двадцать минут? <text:span text:style-name="T10">– </text:span>возмутился я. <text:span text:style-name="T10">– </text:span>Да ещё и десяти не прошло!</text:p>
      <text:p text:style-name="P55">Дэш вымучено скривилась.</text:p>
      <text:p text:style-name="P55"><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5">Я разбил топором стеклянные дверцы прибора и вытащил рубины.</text:p>
      <text:p text:style-name="P55"><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0">– </text:span>Ну уж фигушки. Я тебя тут не оставлю.</text:p>
      <text:p text:style-name="P55"><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0">– </text:span>Быстро за мной! <text:span text:style-name="T10">–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0">– Ю-</text:span>хууу<text:span text:style-name="T10">!!!</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0">– </text:span>Где-то тут должна быть дверь на крышу. Не могли же они залазить туда по пожарной лестнице?</text:p>
      <text:p text:style-name="P55"><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0">– </text:span>Макс, подвинься!</text:p>
      <text:p text:style-name="P55">Пегаска оттеснила меня крупом и повернулась к двери задом.</text:p>
      <text:p text:style-name="P55"><text:span text:style-name="T10">–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0">– </text:span>Ты чего на меня так уставился? <text:span text:style-name="T10">– </text:span>подозрительно спросила пегаска.</text:p>
      <text:p text:style-name="P55"><text:span text:style-name="T10">– </text:span>Да так… Не ожидал, что ты такая…</text:p>
      <text:p text:style-name="P55"><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0">– </text:span>Ты! Не! По! Нял! Те! Бе! Не! Льзя! Тут! Ос! Та! ВАТЬСЯ!!! <text:span text:style-name="T10">–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0">– </text:span>Ты чего делаешь??!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text:soft-page-break/>Некоторое время было тихо. Потом хлопнули ставни и чей-то сонный голос недовольно пробормотал:</text:p>
      <text:p text:style-name="P55"><text:span text:style-name="T10">–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0">–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0">–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0">– </text:span>А это у нас кто? Гмм. Пегаска. Вот так раз! Рэйнбоу Дэш! Какими судьбами?</text:p>
      <text:p text:style-name="P55"><text:span text:style-name="T10">– </text:span>ТРИКСИ! <text:span text:style-name="T10">– <text:s/></text:span>фейсхуфнула Дэш. <text:span text:style-name="T10">– </text:span>Во имя Селестии, ЧТО ты тут делаешь?!!</text:p>
      <text:p text:style-name="P55"><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5"><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5"><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0">– </text:span>Ей ведь нельзя рассказывать, да?</text:p>
      <text:p text:style-name="P55"><text:span text:style-name="T10">– </text:span>Нельзя. <text:span text:style-name="T10">– </text:span>подтвердил я. <text:span text:style-name="T10">–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0">– </text:span>ОГО!</text:p>
      <text:p text:style-name="P55">Единорожка аж уселась на крыльцо от удивления.</text:p>
      <text:p text:style-name="P55"><text:span text:style-name="T10">– </text:span>Представлем себе, ЧТО вы скрываете, если ты готова на ТАКОЕ! Признаюсь, вам удалось нас заинтересовать!</text:p>
      <text:p text:style-name="P55"><text:soft-page-break/>Единорожка в задумчивости стала ходить по веранде туда-сюда, разговаривая сама с собой.</text:p>
      <text:p text:style-name="P55"><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0">– </text:span>Мы приняли решение не выдавать вас полиции в обмен на то, что вы расскажете нам о вашей секретной миссии!</text:p>
      <text:p text:style-name="P55"><text:span text:style-name="T10">– </text:span>Не пойдёт! <text:span text:style-name="T10">– </text:span>заявил я. <text:span text:style-name="T10">– </text:span>Я уже сказал, что это тайна. Мне добавить нечего.</text:p>
      <text:p text:style-name="P55"><text:span text:style-name="T10">– </text:span>Да неужели? <text:span text:style-name="T10">– </text:span>захлопала ресницами Трикси. <text:span text:style-name="T10">–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5"><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0">–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8">Исчезновение дневной главы диархии: Эквестрия в панике!</text:span>» (статья двухдневной давности).</text:p>
      <text:p text:style-name="P55">«<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5">«<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7"><text:soft-page-break/>–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5"><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0">–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text:soft-page-break/>МУ-ХА-ХА!</text:p>
      <text:p text:style-name="P35">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7">&lt;<text:span text:style-name="T63">David Bowie - Lets Dance/ Ashes To Ashes</text:span></text:p>
      <text:p text:style-name="P47"><text:span text:style-name="T63">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28">Добро пожаловать в Груммингтон! Вам здесь рады!</text:span></text:p>
      <text:p text:style-name="P55"><text:soft-page-break/><text:span text:style-name="T28">Население города </text:span><text:span text:style-name="T64">302 пони</text:span><text:span text:style-name="T28">.</text:span></text:p>
      <text:p text:style-name="P55"><text:span text:style-name="T64">250 пони</text:span><text:span text:style-name="T28">.</text:span></text:p>
      <text:p text:style-name="P55"><text:span text:style-name="T64">125 поней</text:span><text:span text:style-name="T28">.</text:span></text:p>
      <text:p text:style-name="P55"><text:span text:style-name="T28">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6">так её </text:span><text:span text:style-name="T3">разэтак</text:span><text:span text:style-name="T66">,</text:span><text:span text:style-name="T19"> магия!</text:span><text:span text:style-name="T56">»</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text:soft-page-break/>–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text:soft-page-break/>–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text:soft-page-break/>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4">37 пни</text:span></text:p>
      <text:p text:style-name="P68">24пн</text:p>
      <text:p text:style-name="P68">15</text:p>
      <text:p text:style-name="P55"><text:span text:style-name="T28">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8">Добро пожаловать в Груммингтон! Вам здесь рады!</text:span></text:p>
      <text:p text:style-name="P55"><text:span text:style-name="T28">Население города </text:span><text:span text:style-name="T64">302 пони</text:span><text:span text:style-name="T28">.</text:span></text:p>
      <text:p text:style-name="P55"><text:span text:style-name="T64">250 пони</text:span><text:span text:style-name="T28">.</text:span></text:p>
      <text:p text:style-name="P55"><text:span text:style-name="T64">125 поней</text:span><text:span text:style-name="T28">.</text:span></text:p>
      <text:p text:style-name="P55"><text:span text:style-name="T28">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0">&lt;</text:span><text:span text:style-name="T55">Metallica-Enter Sandman</text:span><text:span text:style-name="T10">&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4">Elo - Sorrow about to fall</text:span>&gt;</text:p>
      <text:p text:style-name="P47">&lt;<text:span text:style-name="T54">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text:soft-page-break/>–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5">И магазин</text:span>ы вовсе<text:span text:style-name="T65"> не </text:span>бесплатные<text:span text:style-name="T65">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text:soft-page-break/>–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text:soft-page-break/>–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text:soft-page-break/>–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0">–</text:span> А какой у тебя там был образ жизни?</text:p>
      <text:p text:style-name="P55"><text:span text:style-name="T10">–</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0">–</text:span> Дискордовы яйца! Ты сидел в тюрьме? За что тебя посадили?</text:p>
      <text:p text:style-name="P55"><text:span text:style-name="T10">–</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7">Пегаска <text:span text:style-name="T10">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7">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5">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0">—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0">– </text:span>Выф-выф-вуф! <text:span text:style-name="T10">– </text:span>возразил я.</text:p>
      <text:p text:style-name="P57">Отпихнув от лица живот пегаски и выплюнув шерсть, я продолжил.</text:p>
      <text:p text:style-name="P57"><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0">– </text:span>Дэш, я знаю. Просто не могу о ней забыть.</text:p>
      <text:p text:style-name="P57">Пегаска тяжело поднялась.</text:p>
      <text:p text:style-name="P57"><text:span text:style-name="T10">– </text:span>Везёт же некоторым. <text:span text:style-name="T10">– </text:span>пробормотала она, раскрывая крылья для просушки.</text:p>
      <text:p text:style-name="P57">…</text:p>
      <text:p text:style-name="P57"><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4">Mothley Crue – Cickstart my heart</text:span>&gt;</text:p>
      <text:p text:style-name="P57">«<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10">–</text:span> Про меня таки забыли. Отлично.</text:p>
      <text:p text:style-name="P57"><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7"><text:span text:style-name="T10">–</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0">– </text:span>Твайлайт, привет! Мы вернулись! <text:span text:style-name="T10">–</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0">– К</text:span>АКОГО ХУЯ?!! Твайлайт, ёб твою понимать, ты чё творишь? <text:span text:style-name="T10">– </text:span>я вцепился в ручку двери.</text:p>
      <text:p text:style-name="P57"><text:span text:style-name="T10">– </text:span>Твайли, ты чего? <text:span text:style-name="T10">– </text:span>брыкалась Дэш. <text:span text:style-name="T10">– </text:span>Немедленно опусти меня на пол!</text:p>
      <text:p text:style-name="P57"><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0">–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0">– </text:span>Твайлайт, не смей! <text:span text:style-name="T10">– </text:span>хриплым от ужаса голосом прошептал я.</text:p>
      <text:p text:style-name="P57"><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0">– </text:span>А-А-А-А-А-А!</text:p>
      <text:p text:style-name="P57"><text:soft-page-break/>Вжик-вжие-вжик!</text:p>
      <text:p text:style-name="P57">Лоскутья одежды полетели на пол. Я лежал на столе как новорождённый и орал соответственно.</text:p>
      <text:p text:style-name="P57"><text:span text:style-name="T10">– О</text:span>у! <text:span text:style-name="T65">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0">– </text:span>Хрен-то тебе зачем? <text:span text:style-name="T10">– </text:span>с бессильной злостью спросил я. <text:span text:style-name="T10">– </text:span><text:span text:style-name="T65">Т</text:span>ы собираешься устроить филиал порнхаба для пони-извращенцев?</text:p>
      <text:p text:style-name="P57"><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0">– </text:span>А если попроще?</text:p>
      <text:p text:style-name="P57"><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7"><text:span text:style-name="T10">–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10">–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0">–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oft-page-break/><text:span text:style-name="T10">–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0">– </text:span>Никогда, слышишь, никогда больше не смей подымать меня...</text:p>
      <text:p text:style-name="P57"><text:span text:style-name="T10">– </text:span>Откуда я знала, что резонансное заклинание так среагирует на...</text:p>
      <text:p text:style-name="P57"><text:span text:style-name="T10">– М</text:span>акс? <text:span text:style-name="T10">– </text:span>пегаска заметила, что я открыл глаза. <text:span text:style-name="T10">– </text:span>Ты в порядке?</text:p>
      <text:p text:style-name="P57">Я издал нечто среднее между брачным рёвом лося и стоном умирающего слона.</text:p>
      <text:p text:style-name="P57"><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0">–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7"><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7"><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57"><text:span text:style-name="T10">– </text:span>Что ты сказала? А ну, повтори? <text:span text:style-name="T10">– </text:span>взвилась пегаска.</text:p>
      <text:p text:style-name="P57"><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7"><text:span text:style-name="T10">– </text:span>Ась?</text:p>
      <text:p text:style-name="P57"><text:span text:style-name="T10">– </text:span>Что?</text:p>
      <text:p text:style-name="P57"><text:span text:style-name="T10">– </text:span>Какой? <text:span text:style-name="T10">– </text:span>разом <text:span text:style-name="T10">о</text:span>бернулась ко мне компания.</text:p>
      <text:p text:style-name="P57"><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7"><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7"><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0">– </text:span>Рэр, иногда лучше жевать, чем говорить. Вот честно!</text:p>
      <text:p text:style-name="P57"><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0">– </text:span>Они лежали в нагрудном кармане рубашки.</text:p>
      <text:p text:style-name="P57">Твайлайт отвлеклась от доски.</text:p>
      <text:p text:style-name="P57"><text:span text:style-name="T10">–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0">– </text:span>Вот, прибрался малёхо. Но с потолка сажу ещё не успел счистить, там стремянка нужна.</text:p>
      <text:p text:style-name="P57"><text:span text:style-name="T10">– </text:span>Спайки-Вайки, не выкидывай одежду, пожалуйста. В ней должны быть рубины.</text:p>
      <text:p text:style-name="P57"><text:span text:style-name="T10">– </text:span>Какие рубины? <text:span text:style-name="T10">– </text:span>переспросил Спайк и зажевал быстрее.</text:p>
      <text:p text:style-name="P57"><text:span text:style-name="T10">–</text:span> Резонаторные! <text:span text:style-name="T10">–</text:span> холодея, ответил я. <text:span text:style-name="T10">– </text:span>В кармане рубашки должны лежать четыре кристалла.</text:p>
      <text:p text:style-name="P57"><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6"/>
      <text:p text:style-name="P57">…</text:p>
      <text:p text:style-name="P57"/>
      <text:p text:style-name="P57"><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0">– </text:span>Макс. Ты сейчас правильный, или нет?</text:p>
      <text:p text:style-name="P57"><text:span text:style-name="T10">– </text:span>Макс, ты как? Тебе уже лучше? <text:span text:style-name="T10">– </text:span>в прямоугольнике появилась голова Рэйнбоу Дэш.</text:p>
      <text:p text:style-name="P57"><text:span text:style-name="T10">– </text:span>Фигурально выражаясь, ты в себе? <text:span text:style-name="T10">– </text:span>вклинилась между ними Твайлайт Спаркл.</text:p>
      <text:p text:style-name="P57"><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0">– </text:span>Отпустите. Я уже правильный. <text:span text:style-name="T10">–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7"><text:span text:style-name="T10">– </text:span>Спайк!!! Немедленно... <text:s/>сбегай в лавку к Кейкам за выпечкой! Нам всем нужно успокоиться.</text:p>
      <text:p text:style-name="P57"><text:span text:style-name="T10">–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7"><text:span text:style-name="T10">– </text:span>Не беспокойся, всё просчитано. Я уверена, я подчёркиваю, абсолютно уверена в безопасности эксперимента!</text:p>
      <text:p text:style-name="P57"><text:span text:style-name="T10">– </text:span>Ой, чего-то мне нехорошо становится, когда ты так говоришь...</text:p>
      <text:p text:style-name="P57"><text:span text:style-name="T10">–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4">Mission Impossible theme</text:span>&gt;</text:p>
      <text:p text:style-name="P57">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7">Я переношусь к основанию башни.</text:p>
      <text:p text:style-name="P5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8"><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7">Мириады пульсирующих нитей сходятся к центру комнаты, где на матрасе лежит скелет аликорна.</text:p>
      <text:p text:style-name="P57">Я осторожно пересекаю комнату и захлопываю двери на балкон.</text:p>
      <text:p text:style-name="P57"><text:span text:style-name="T10">– </text:span>А-а-а, ты всё-таки пришёл… <text:span text:style-name="T10">– </text:span>шелестит скрипучий голос за моей спиной.</text:p>
      <text:p text:style-name="P57">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0">–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0">–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7"><text:span text:style-name="T10">– </text:span>Сожалею, что не могу убить тебя.</text:p>
      <text:p text:style-name="P57">Обернувшись я встречаюсь с рогом аликорницы, нацеленным мне в грудь.</text:p>
      <text:p text:style-name="P57"><text:span text:style-name="T10">– </text:span>Твоё тело соткано из наваждения — мне ли не знать! Я всё ещё Владыка Снов.</text:p>
      <text:p text:style-name="P57"><text:soft-page-break/>Я делаю шаг назад, на балкон. Луна трескуче смеётся и шагает следом.</text:p>
      <text:p text:style-name="P57"><text:span text:style-name="T10">–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0">–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0">– </text:span>Кимеринн погиб, чтобы ты жил.</text:p>
      <text:p text:style-name="P57">Шаг назад.</text:p>
      <text:p text:style-name="P57"><text:span text:style-name="T10">– </text:span>Селли осталась без магии и развоплотилась из-за тебя.</text:p>
      <text:p text:style-name="P57">Шаг назад.</text:p>
      <text:p text:style-name="P57"><text:span text:style-name="T10">–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0">–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0">– </text:span>Ну что? Увидел что-нибудь, сахарок?</text:p>
      <text:p text:style-name="P57">Пони уставились на меня с надеждой.</text:p>
      <text:p text:style-name="P57"><text:span text:style-name="T10">– </text:span>Да.</text:p>
      <text:p text:style-name="P57">Откровение давило на психику как тонна кирпичей. Я не знал, что им сказать. Я не мог.</text:p>
      <text:p text:style-name="P57"><text:span text:style-name="T10">– П</text:span>ревосходно!</text:p>
      <text:p text:style-name="P57"><text:span text:style-name="T10">– </text:span>Это просто супер-дупер-здоровски-потрясно!</text:p>
      <text:p text:style-name="P57"><text:span text:style-name="T10">– </text:span>Йей!</text:p>
      <text:p text:style-name="P57"><text:span text:style-name="T10">– </text:span>Ю-ху!</text:p>
      <text:p text:style-name="P57"><text:span text:style-name="T10">– О</text:span>фигенно! Мы победили! Макс, ты молодец!</text:p>
      <text:p text:style-name="P57"><text:span text:style-name="T10">– </text:span>Замечательно! Секундочку, я приготовлю дневник…</text:p>
      <text:p text:style-name="P57">Восторг пони постепенно сменился ожиданием. Я молчал.</text:p>
      <text:p text:style-name="P57"><text:span text:style-name="T10">– </text:span>Э-м-м? И что же ты увидел? <text:span text:style-name="T10">– </text:span>не выдержала Твайлайт.</text:p>
      <text:p text:style-name="P57"><text:span text:style-name="T10">– </text:span>Я… не могу сказать.</text:p>
      <text:p text:style-name="P57">Ожидание сменилось недоумением. Рэйнбоу Дэш насмешливо скривила губы.</text:p>
      <text:p text:style-name="P57"><text:span text:style-name="T10">– </text:span>Да ладно! Кончай прикалываться, мы же ждём! Шутка зачлась!</text:p>
      <text:p text:style-name="P57"><text:span text:style-name="T10">– </text:span>Не могу!!!</text:p>
      <text:p text:style-name="P57">…</text:p>
      <text:p text:style-name="P57">Молчание прервала Эпплджек.</text:p>
      <text:p text:style-name="P57"><text:soft-page-break/><text:span text:style-name="T10">– </text:span>Сахарок, с тобой всё в порядке?</text:p>
      <text:p text:style-name="P57">Дэш подошла ко мне вплотную, обняла мою голову и прижалась нос к носу.</text:p>
      <text:p text:style-name="P57"><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7">Я высвободился из объятий пегаски.</text:p>
      <text:p text:style-name="P57"><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0">– </text:span>Конски яблоки! Вот это поворот! А мне так хотелось узнать, что за нечисть тут орудует!</text:p>
      <text:p text:style-name="P57"><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0">– </text:span>Рэр, отвали!</text:p>
      <text:p text:style-name="P57"><text:span text:style-name="T10">– </text:span>Оу, какие страсти! Ладно-ладно, не сердись, дорогая, не мешаю!</text:p>
      <text:p text:style-name="P57"><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0">– </text:span>Стойте!</text:p>
      <text:p text:style-name="P57">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7"><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7">…</text:p>
      <text:p text:style-name="P57">«<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2">слишком громко думать. И сообщить способ спасения — означает его разрушить.</text:span>»</text:p>
      <text:p text:style-name="P57">…</text:p>
      <text:p text:style-name="P57"><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7">Пегаска сжала голову копытами.</text:p>
      <text:p text:style-name="P57"><text:span text:style-name="T10">–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7"><text:span text:style-name="T10">–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7"><text:soft-page-break/><text:span text:style-name="T10">– </text:span>Бедный котик. <text:span text:style-name="T10">– </text:span>прошептала Флаттершай.</text:p>
      <text:p text:style-name="P57">Я насторожился, услышав знакомое заклинание.</text:p>
      <text:p text:style-name="P57"><text:span text:style-name="T10">– </text:span>Стой! Откуда тебе известно про заклинание Стирания?</text:p>
      <text:p text:style-name="P57"><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7"><text:span text:style-name="T10">– </text:span>Гм. Ну ладно, продолжай.</text:p>
      <text:p text:style-name="P57"><text:span text:style-name="T10">– </text:span>Так вот, по условию эксперимента известно, что вероятность того, что кто-то откроет ящик, ненулевая.</text:p>
      <text:p text:style-name="P57"><text:span text:style-name="T10">– </text:span>И что это означает, дорогая? <text:span text:style-name="T10">– </text:span>спросила Рэрити.</text:p>
      <text:p text:style-name="P57"><text:span text:style-name="T10">– </text:span>Это значит, что кто-нибудь когда-нибудь обязательно откроет его.</text:p>
      <text:p text:style-name="P57"><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7"><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0">–</text:span> То есть, ты хочешь сказать, что мы все — навроде этого кота, а Макс боится открыть ящик? Чтоб мы не исчезли окончательно?</text:p>
      <text:p text:style-name="P57"><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0">– </text:span>Лягать! <text:span text:style-name="T10">– </text:span>выругалась Дэш. <text:span text:style-name="T10">– </text:span>Значит, наши усилия по доставке резонаторов пошли лесом.</text:p>
      <text:p text:style-name="P57"><text:span text:style-name="T10">–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0">– </text:span>Тихо! Спайк, будь добр, сбегай к Кейкам за выпечкой. Нам надо успокоиться. Макс, хоть про Селестию ты нам можешь рассказать?</text:p>
      <text:p text:style-name="P57"><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7"><text:span text:style-name="T10">– </text:span>О, это как раз не большая проблема… <text:span text:style-name="T10">– </text:span>начала объяснять единорожка, но её перебил напряжённый голос Спайка.</text:p>
      <text:p text:style-name="P57"><text:span text:style-name="T10">– </text:span>Твай! <text:span text:style-name="T10">– </text:span>дракончик стоял в дверях спиной к нам. <text:span text:style-name="T10">– </text:span>У нас гости.</text:p>
      <text:p text:style-name="P57">Спайк попятился назад. Дверь широко растворилась и в библиотеку шагнула Луна.</text:p>
      <text:p text:style-name="P57"><text:soft-page-break/></text:p>
      <text:h text:style-name="Heading_20_2" text:outline-level="2">18. Поединок с Луной. <text:span text:style-name="T1">Кантерлот</text:span></text:h>
      <text:p text:style-name="P57"/>
      <text:p text:style-name="P57"><text:span text:style-name="T10">–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человеком!</text:p>
      <text:p text:style-name="P57">Мы с пегаской застыли в синем левитационном поле и поплыли к Луне.</text:p>
      <text:p text:style-name="P57"><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0">–</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7">В голосе лавандовой единорожки звучал металл. Мы опять полетели к Твайлайт.</text:p>
      <text:p text:style-name="P57"><text:span text:style-name="T10">–</text:span> ДОВОЛЬНО! НАМ НАДОЕЛА ЭТА НЕПОКОРНОСТЬ! ПОЗНАЙ ГНЕВ ПРИНЦЕССЫ НОЧИ!!!</text:p>
      <text:p text:style-name="P57"><text:span text:style-name="T10">–</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7"><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0">– </text:span>Не вынуждай меня идти на крайние меры! <text:span text:style-name="T10">– </text:span>отдувалась Луна. <text:span text:style-name="T10">–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oft-page-break/><text:span text:style-name="T10">– </text:span><text:span text:style-name="T10">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7"><text:span text:style-name="T10">– </text:span>Тогда найди мне это твоё Дневное Высочество! <text:span text:style-name="T10">– </text:span>взвыла Луна. <text:span text:style-name="T10">– </text:span>В отсутствие Дневной Главы Диархии все дела ведёт Ночная!!!</text:p>
      <text:p text:style-name="P57"><text:span text:style-name="T10">–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10">– </text:span>Дискордова бюрократия! <text:span text:style-name="T10">– </text:span>буркнула аликорница. <text:span text:style-name="T10">– </text:span><text:span text:style-name="T10">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0">– </text:span><text:span text:style-name="T10">О</text:span>хренеть! <text:span text:style-name="T10">– </text:span>чертыхнулся Спайк. <text:span text:style-name="T10">– </text:span><text:s/>Твай, она создаёт сферу стихий!</text:p>
      <text:p text:style-name="P57"><text:span text:style-name="T10">– </text:span>Вижу! <text:span text:style-name="T10">– </text:span>донёсся голос единорожки из-под потолка. <text:span text:style-name="T10">–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0">– </text:span>Погоди. У меня есть вариант получше.</text:p>
      <text:p text:style-name="P57">Я вылез из-под шкафа и попрыгал на одной ноге в центр зала.</text:p>
      <text:p text:style-name="P57"><text:span text:style-name="T10">– </text:span>Стойте! Прекратите! Да остановитесь же!!!</text:p>
      <text:p text:style-name="P57">Аликорница и шестёрка уставились на меня.</text:p>
      <text:p text:style-name="P57"><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7"><text:span text:style-name="T10">– </text:span>Понял, понял, повторять не нужно! Если хочешь знать, я не меньше тебя заинтересован в возращении Селли.</text:p>
      <text:p text:style-name="P57"><text:span text:style-name="T10">– </text:span>Как ты её назвал? <text:span text:style-name="T10">– </text:span>отвалилась челюсть у аликорницы.</text:p>
      <text:p text:style-name="P57"><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7"><text:span text:style-name="T10">– </text:span>Что? <text:span text:style-name="T10">–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0">–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0">– </text:span>Что тут случилось? Почему все висят в воздухе? И всё вот это?</text:p>
      <text:p text:style-name="P57">Голос Спайка откуда-то из подвала ответил:</text:p>
      <text:p text:style-name="P57"><text:span text:style-name="T10">– </text:span>Потому что Твайлайт остановила время. В радиусе девяти метров, как мне кажется. Или десяти.</text:p>
      <text:p text:style-name="P57"><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0">– </text:span><text:span text:style-name="T10">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0">– </text:span><text:span text:style-name="T10">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0">–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0">–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0">– </text:span>Эмм, я вам подхожу?</text:p>
      <text:p text:style-name="P57"><text:span text:style-name="T10">– </text:span>КТО ТЫ?</text:p>
      <text:p text:style-name="P57"><text:span text:style-name="T10">– </text:span>Эмм, Лира Хартстрингс, единорог. Я не то, чтобы маг, моя специализация — музыка…</text:p>
      <text:p text:style-name="P57"><text:span text:style-name="T10">– </text:span>ГОДИТСЯ! ТЫ ВИДИШЬ ТОЧКУ СИНГУЛЯРНОСТИ?</text:p>
      <text:p text:style-name="P57"><text:span text:style-name="T10">– </text:span>Эмм?</text:p>
      <text:p text:style-name="P57">Голос Спайка пояснил:</text:p>
      <text:p text:style-name="P57"><text:soft-page-break/><text:span text:style-name="T10">– </text:span>Вон та яркая искорка над лестницей, у которой вся картинка искривляется.</text:p>
      <text:p text:style-name="P57"><text:span text:style-name="T10">– </text:span>Да! Вижу.</text:p>
      <text:p text:style-name="P57"><text:span text:style-name="T10">– </text:span>ТЕПЕРЬ ЛЕВИТИРУЙ ПРИМАТА В ТОЧКУ СИНГУЛЯРНОСТИ.</text:p>
      <text:p text:style-name="P57"><text:span text:style-name="T10">– </text:span>Чего?!! <text:span text:style-name="T10">– </text:span>возопило моё малое сознание.</text:p>
      <text:p text:style-name="P57"><text:span text:style-name="T10">– </text:span>Эмм… Зачем?</text:p>
      <text:p text:style-name="P57"><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7"><text:span text:style-name="T10">– </text:span>Вы даёте слово, что человеку не будет причинён вред? <text:span text:style-name="T10">– </text:span>голос Лиры обрёл непривычную твёрдость.</text:p>
      <text:p text:style-name="P57"><text:span text:style-name="T10">– </text:span>КАК ТЫ СМЕЕШЬ СОМНЕВАТЬСЯ В НАС, СВОЕЙ ПРИНЦЕССЕ?</text:p>
      <text:p text:style-name="P57"><text:span text:style-name="T10">– </text:span><text:span text:style-name="T10">Я </text:span>не сомневаюсь в вас, Ваше Высочество… Потому и требую слова!</text:p>
      <text:p text:style-name="P57"><text:span text:style-name="T10">–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0">– </text:span>Ну, блядь, спасибо! <text:span text:style-name="T10">– </text:span>подумал я.</text:p>
      <text:p text:style-name="P57"><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0">–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7">Луна, немного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0">– </text:span>Итак, я жду. <text:span text:style-name="T10">– а</text:span>ликорница смотрела на меня выжидающе. <text:span text:style-name="T10">– Т</text:span>ы говорил, что знаешь, где искать сестру?</text:p>
      <text:p text:style-name="P57"><text:soft-page-break/>Властный тон исчез, в голосе Луны слышались просительные нотки. Я с удивлением почувствовал, что начинаю сопереживать тёмной аликорнице. В самой глубине её глаз затаился ужас одиночества, который она тщательно пыталась скрыть.</text:p>
      <text:p text:style-name="P57"/>
      <text:p text:style-name="P57"/>
      <text:p text:style-name="P57">&lt;Пландерсид покрыл грудь Макса шрамами в замке сестёр&gt;</text:p>
      <text:p text:style-name="P57"/>
      <text:p text:style-name="P48">&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2">Bee Gees – You Should Be dancing<text:span text:style-name="T30">&gt;</text:span></text:p>
      <text:p text:style-name="P47">&lt; <text:span text:style-name="T23">-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3">В замке сестёр Макс с Дэш разругиваются.</text:span>&gt;</text:p>
      <text:p text:style-name="P47"/>
      <text:p text:style-name="P33">&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5"/>
      <text:p text:style-name="P47">&lt;<text:span text:style-name="T23"> </text:span><text:span text:style-name="T22">-</text:span><text:span text:style-name="T23">Я не умею! Давай ты напишешь!</text:span></text:p>
      <text:p text:style-name="P47"><text:span text:style-name="T22">- </text:span><text:span text:style-name="T23">Фигушки! Подрядил меня татухи поням рисовать — сам теперь фанфик пиши!</text:span>&gt;</text:p>
      <text:p text:style-name="P55"/>
      <text:p text:style-name="P55">&lt;<text:span text:style-name="T22">Добавить в фанфик плетение шуточных интриг принцессами друг против дружки</text:span>&gt;</text:p>
      <text:p text:style-name="P55"/>
      <text:p text:style-name="P47">&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7"><text:span text:style-name="T23">- Учти, я ни капельки не жалею о наших поебушках! Но в будущем буду их стрематься. Это очень больно — вот так расставаться</text:span>&gt;</text:p>
      <text:p text:style-name="P55"/>
      <text:p text:style-name="P55">(про Макса в сне-прощании)</text:p>
      <text:p text:style-name="P55">Я — Дискорд, и я говорю вам: он вернётся Я подсоблю вам, касатикам, хе-хе!</text:p>
      <text:p text:style-name="P55"/>
      <text:p text:style-name="P35"/>
      <text:p text:style-name="P35">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35">Глава 19: Возвращение к Замку Двух Сестёр на парящем замке. Самба в небесном замке</text:p>
      <text:p text:style-name="P47"><text:span text:style-name="T23">Дальше — использовать по-максимуму уже написанное</text:span>&gt;</text:p>
      <text:p text:style-name="P47"/>
      <text:p text:style-name="P47">&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7"/>
      <text:p text:style-name="P47"><text:soft-page-break/>&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7"/>
      <text:p text:style-name="P47">&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0"><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1"/>
      <text:p text:style-name="P47">&lt;<text:span text:style-name="T23">Луна говорит Максу в прощальном сне:</text:span></text:p>
      <text:p text:style-name="P47"><text:span text:style-name="T23">- Прости, что хотела убить тебя. Я ослабела и Найтмэр на время одержала верх</text:span>&gt;</text:p>
      <text:p text:style-name="P55"/>
      <text:p text:style-name="P47">&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1"> </text:span><text:span text:style-name="T56">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text:soft-page-break/>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28">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4">-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5">Кстати, он от </text:span>э<text:span text:style-name="T65">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28"><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0"/>
      <text:p text:style-name="P38">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8">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8"/>
      <text:p text:style-name="P44">&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text:soft-page-break/>-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3">- В законе не указана конкретный соправитель Диархии!</text:span>&gt;</text:p>
      <text:p text:style-name="P44"/>
      <text:p text:style-name="P44">&lt;<text:span text:style-name="T23">Заговорщики таки подняли восстание после исчезновения Селестии. Они обвинили Луну и Макса в узурпации власти</text:span>&gt;</text:p>
      <text:p text:style-name="P44"/>
      <text:p text:style-name="P31">&lt;<text:span text:style-name="T1">Добавить рассуждения на этическую тему на грани катастрофы</text:span>&gt;</text:p>
      <text:p text:style-name="P31"/>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2"/>
      <text:h text:style-name="P147" text:outline-level="2">Сон Рэрити</text:h>
      <text:p text:style-name="P77"/>
      <text:p text:style-name="P78">***</text:p>
      <text:p text:style-name="P85">&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oft-page-break/><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81"/>
      <text:h text:style-name="P147" text:outline-level="2">Рейд пони-рэйнджеров</text:h>
      <text:p text:style-name="P77"/>
      <text:p text:style-name="P83">(леденящий душу триллер, музыка тревожная)</text:p>
      <text:p text:style-name="P79">&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7"/>
      <text:p text:style-name="P77"><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5"/>
      <text:p text:style-name="P77"/>
      <text:h text:style-name="P147" text:outline-level="2">Исчезновение Селестии</text:h>
      <text:p text:style-name="P77"/>
      <text:p text:style-name="P77"><text:span text:style-name="T10">–</text:span> Ну хорошо, а кто вами правит? Аликорн? Драконикус? Какой-нибудь человек с рогом во лбу? Или у вас нет правителя?</text:p>
      <text:p text:style-name="P77"><text:span text:style-name="T10">–</text:span> Нет, почему? Правитель есть. Только он не постоянный. Его избирают. Раз в несколько лет.</text:p>
      <text:p text:style-name="P77"><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7" text:outline-level="2">Поиск решения</text:h>
      <text:p text:style-name="P109"/>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text:soft-page-break/>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3">Луна приносит в жертву свою кровь, чтобы путешествие к замку прошло без потерь. Жертва не принимается — Дэш погибает</text:span>&gt;</text:p>
      <text:p text:style-name="P77"><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81"/>
      <text:p text:style-name="P77"><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7"/>
      <text:h text:style-name="P147"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10">—</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10">—</text:span> виднелось под листвой плюща.</text:p>
      <text:p text:style-name="P77">“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10">&lt;</text:span><text:span text:style-name="T22">высоко летать нельзя из-за молний</text:span><text:span text:style-name="T10">&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10">—</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7">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text:soft-page-break/>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10">&lt;</text:span><text:span text:style-name="T22">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soft-page-break/>…</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7"/>
      <text:h text:style-name="P147" text:outline-level="2">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7"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10">&gt;</text:span>\Привет, Нексус. Это Макс.</text:p>
      <text:p text:style-name="P77"><text:span text:style-name="T10">&lt;\</text:span>Привет, Макс. Рад тебя видеть.</text:p>
      <text:p text:style-name="P82">Хм. Блок эмоций? Или просто модификация стандартного приветствия?</text:p>
      <text:p text:style-name="P77"><text:span text:style-name="T10">&gt;\</text:span>Нексус, отключи память событий за последнюю неделю.</text:p>
      <text:p text:style-name="P77"><text:span text:style-name="T10">&lt;\</text:span>Выполнено, Макс.</text:p>
      <text:p text:style-name="P77"><text:span text:style-name="T10">&gt;</text:span>\Задача по корпоративной логике. Выдай наиболее оптимальное решение.</text:p>
      <text:p text:style-name="P77"><text:span text:style-name="T10">&lt;\</text:span>Жду с нетерпением, Макс.</text:p>
      <text:p text:style-name="P77"><text:soft-page-break/><text:span text:style-name="T10">&gt;\</text:span>Постановка задачи.</text:p>
      <text:p text:style-name="P77"><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10">&gt;\</text:span>Ограничения.</text:p>
      <text:p text:style-name="P77"><text:span text:style-name="T10">&gt;\</text:span>Ты не можешь подать в суд на компанию Б и ждать результатов, так как за время разбирательства компания А обанкротится.</text:p>
      <text:p text:style-name="P77"><text:span text:style-name="T10">&gt;\</text:span>Задание.</text:p>
      <text:p text:style-name="P77"><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10">&lt;\</text:span>Задача принята...</text:p>
      <text:p text:style-name="P77"><text:span text:style-name="T10">&lt;\</text:span>...</text:p>
      <text:p text:style-name="P77"><text:span text:style-name="T10">&lt;\</text:span>...</text:p>
      <text:p text:style-name="P77"><text:span text:style-name="T10">&lt;\</text:span>Решение:</text:p>
      <text:p text:style-name="P77"><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7"><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7"><text:soft-page-break/>– А как…</text:p>
      <text:p text:style-name="P77">– Не изволь беспокоиться, я и не в таких мирах бывал, – перебил меня Дискорд. –</text:p>
      <text:p text:style-name="P81"/>
      <text:p text:style-name="P77"><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7" text:outline-level="2">Безнадёжность</text:h>
      <text:p text:style-name="P81">&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10">&lt;</text:span><text:span text:style-name="T22">подать фонарь под другим сосусом</text:span><text:span text:style-name="T10">&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7" text:outline-level="2">След?</text:h>
      <text:p text:style-name="P109"/>
      <text:p text:style-name="P77"><text:span text:style-name="T10">&lt;</text:span><text:span text:style-name="T22">сначала эпизод - проверка сумки в серверной</text:span><text:span text:style-name="T10">&gt;</text:span></text:p>
      <text:p text:style-name="P77"><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10">&lt;</text:span><text:span text:style-name="T22">“Последний Единорог” Питера Бигла</text:span><text:span text:style-name="T10">&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oft-page-break/><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
      <text:p text:style-name="P77"><text:span text:style-name="T10">&lt;</text:span><text:span text:style-name="T22">Расширить сцену в кафе. Ожидание, подьём и… падение ожиданий</text:span><text:span text:style-name="T10">&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7">–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7" text:outline-level="2">Озарение</text:h>
      <text:p text:style-name="P77"/>
      <text:p text:style-name="P77"><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2"><text:soft-page-break/></text:p>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10">– </text:span>Ну хорошо. Убедила. В конце-концов, можем поступить так. Вы с Флатти вернётесь обратно а я продолжу поиски здесь.</text:p>
      <text:p text:style-name="P92"><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10">– </text:span>Вы можете связываться со мной раз в месяц по коридору.</text:p>
      <text:p text:style-name="P92"><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10">– </text:span>Конечно оставаться. Кто ещё, кроме нас, может найти её?</text:p>
      <text:p text:style-name="P92"><text:span text:style-name="T10">– </text:span>Я думал, ты не сможешь оставить Энджела и всех остальных надолго.</text:p>
      <text:p text:style-name="P92"><text:soft-page-break/><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10">– </text:span>Извини, Флаттершай, забылся.</text:p>
      <text:p text:style-name="P96"><text:span text:style-name="T10">– </text:span>Та ладно, я ж не против, – возразила Эпплджек. – Не парься, Флатти. Было б хуже, если б он <text:s/>назвал меня Эпплджек на людях.</text:p>
      <text:p text:style-name="P96"><text:span text:style-name="T10">– </text:span>Ты так... – запнулась Флаттершай. – Так быстро забыла свою ферму. И...</text:p>
      <text:p text:style-name="P96"><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10">– </text:span>Как ты можешь так говорить? – расплакалась Флаттершай.</text:p>
      <text:p text:style-name="P96"><text:span text:style-name="T10">– </text:span>Эй, девушки, не ссорьтесь! Мы — одна команда! И надеюсь, останемся ею и в дальнейшем. </text:p>
      <text:list xml:id="list4545289236819784465"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10">– </text:span>А если нет? – Эпплджек смотрела мне мне прямо в глаза.</text:p>
      <text:list xml:id="list38220162" text:continue-numbering="true" text:style-name="L5">
        <text:list-header>
          <text:p text:style-name="P158">Я молча пожал плечами. Эпплджек уверенно продолжила.</text:p>
        </text:list-header>
      </text:list>
      <text:p text:style-name="P96"><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10">– </text:span>Спасибо, ЭйДжей.</text:p>
      <text:p text:style-name="P96"><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8236211" text:continue-numbering="true" text:style-name="L5">
        <text:list-header>
          <text:p text:style-name="P158">Флаттершай пробормотала нечто, показавшееся мне знакомым.</text:p>
        </text:list-header>
      </text:list>
      <text:p text:style-name="P96"><text:span text:style-name="T10">– </text:span>Флатти, ты что-то сказала? Я не расслышал.</text:p>
      <text:p text:style-name="P96"><text:span text:style-name="T10">– </text:span>Намерение Изменяет Реальность.</text:p>
      <text:p text:style-name="P96"><text:span text:style-name="T10">– </text:span>Эээ. А где ты слышала эту фразу, если не секрет?</text:p>
      <text:p text:style-name="P96"><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8215406"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10">– </text:span>Флатти, ЭйДжей, буду через час. Ждите!</text:p>
      <text:p text:style-name="P92"/>
      <text:h text:style-name="P148" text:outline-level="2">Почти.</text:h>
      <text:p text:style-name="P110"/>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10">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48" text:outline-level="2">Дискорд</text:h>
      <text:p text:style-name="P109"/>
      <text:p text:style-name="P110">Девушки поспешно собирались, пока я растолковывал им задачу.</text:p>
      <text:p text:style-name="P110"><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10">– </text:span>Это тот твой приятель, который разбился с полгода назад? – спросила Эпплджек.</text:p>
      <text:p text:style-name="P110"><text:span text:style-name="T10">– </text:span>Да, это он.</text:p>
      <text:p text:style-name="P110"><text:span text:style-name="T10">– </text:span>А как мы попадём в его квартиру? Там сейчас кто-то живёт? – Флаттершай прыгала на одной ноге, натягивая кед.</text:p>
      <text:p text:style-name="P110"><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1"><text:soft-page-break/>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10">– </text:span>Макс, что случилось? У нас проблемы?</text:p>
      <text:p text:style-name="P111"><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10">– </text:span>Нет нужды. Лучше станьте-ка сзади меня так, чтобы заслонить от этих бабулек и от вооон той камеры наблюдения.</text:p>
      <text:list xml:id="list5849401264924419393"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4"><text:span text:style-name="T10">–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0">–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oft-page-break/><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132601615993400315"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text:soft-page-break/>–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text:soft-page-break/>–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2">&lt;<text:span text:style-name="T54">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10">–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10">&lt;</text:span>упомянуть в эпизоде на Терре, что МЛП-сериал закрылся год назад<text:span text:style-name="T10">&gt;</text:span></text:p>
      <text:p text:style-name="P96"><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text:soft-page-break/>–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10">&lt;</text:span><text:span text:style-name="T25">чёрт</text:span><text:span text:style-name="T10">&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text:soft-page-break/>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soft-page-break/>***</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2896728168345059166" text:style-name="L8">
        <text:list-header>
          <text:p text:style-name="P160">(<text:span text:style-name="T27">Луна — как повелительница снов, слышала разговор Макса с Анакорном</text:span>)</text:p>
          <text:p text:style-name="P161"/>
        </text:list-header>
      </text:list>
      <text:p text:style-name="P12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2"><text:soft-page-break/>Я опустил руку на шею Дэш и ощутил теплоту и лёгкое покалывание в пустоте.</text:p>
      <text:p text:style-name="P92"><text:span text:style-name="T10">–</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7" text:outline-level="2">Земля</text:h>
      <text:p text:style-name="P95">&lt;<text:span text:style-name="T54">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10">–</text:span> Держись! <text:span text:style-name="T10">–</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16T18:05:34.66</dc:date>
    <meta:editing-duration>P95DT16H8M9S</meta:editing-duration>
    <meta:editing-cycles>5893</meta:editing-cycles>
    <meta:generator>OpenOffice/4.1.1$Win32 OpenOffice.org_project/411m6$Build-9775</meta:generator>
    <dc:creator>макс </dc:creator>
    <meta:document-statistic meta:table-count="0" meta:image-count="0" meta:object-count="0" meta:page-count="173" meta:paragraph-count="3608" meta:word-count="82149" meta:character-count="524092"/>
  </office:meta>
</office:document-meta>
</file>